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3" style:family="paragraph" style:parent-style-name="Standard">
      <style:text-properties fo:font-weight="bold" officeooo:rsid="0020ab32" officeooo:paragraph-rsid="0020ab3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ab32"/>
    </style:style>
    <style:style style:name="T3" style:family="text">
      <style:text-properties fo:color="#ff3333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2">1</text:span>L<text:span text:style-name="T2">4</text:span> German</text:p>
      <text:p text:style-name="P2"/>
      <text:p text:style-name="P3"/>
      <text:p text:style-name="P3">Wissen (to Know)</text:p>
      <text:p text:style-name="P3"/>
      <text:p text:style-name="P3"><text:tab/><text:span text:style-name="T3">!</text:span> <text:span text:style-name="T1">ich<text:tab/><text:tab/></text:span>wei[ss]</text:p>
      <text:p text:style-name="P3"><text:span text:style-name="T1"/></text:p>
      <text:p text:style-name="P3"><text:span text:style-name="T1"><text:tab/>du<text:tab/><text:tab/></text:span>wei[ss]t</text:p>
      <text:p text:style-name="P3"><text:span text:style-name="T1"/></text:p>
      <text:p text:style-name="P3"><text:span text:style-name="T1"><text:tab/></text:span><text:span text:style-name="T3">!</text:span><text:span text:style-name="T1"> er, sie, es<text:tab/></text:span>wei[ss]</text:p>
      <text:p text:style-name="P3"><text:span text:style-name="T1"/></text:p>
      <text:p text:style-name="P3"><text:span text:style-name="T1"><text:tab/>wir<text:tab/><text:tab/></text:span>wissen</text:p>
      <text:p text:style-name="P3"><text:span text:style-name="T1"/></text:p>
      <text:p text:style-name="P3"><text:span text:style-name="T1"><text:tab/>ihr<text:tab/><text:tab/></text:span>wisst</text:p>
      <text:p text:style-name="P3"><text:span text:style-name="T1"/></text:p>
      <text:p text:style-name="P3"><text:span text:style-name="T1"><text:tab/>sie/Sie<text:tab/><text:tab/></text:span>wissen</text:p>
      <text:p text:style-name="P3"/>
      <text:p text:style-name="P3"/>
      <text:p text:style-name="P3"><text:tab/><text:span text:style-name="T3">! </text:span><text:span text:style-name="T5">There is no ending at all on the </text:span><text:span text:style-name="T6">ich</text:span><text:span text:style-name="T5">, </text:span><text:span text:style-name="T6">er</text:span><text:span text:style-name="T5">, </text:span><text:span text:style-name="T6">sie</text:span><text:span text:style-name="T5">, and </text:span><text:span text:style-name="T6">es</text:span><text:span text:style-name="T5"> for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2-05T13:15:11.230635145</dc:date>
    <meta:editing-duration>PT54M47S</meta:editing-duration>
    <meta:editing-cycles>10</meta:editing-cycles>
    <meta:generator>LibreOffice/4.4.7.2$Linux_X86_64 LibreOffice_project/40$Build-2</meta:generator>
    <meta:document-statistic meta:table-count="0" meta:image-count="0" meta:object-count="0" meta:page-count="1" meta:paragraph-count="9" meta:word-count="36" meta:character-count="179" meta:non-whitespace-character-count="140"/>
  </office:meta>
</office:document-meta>
</file>